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8aa4" officeooo:paragraph-rsid="000c8aa4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c8aa4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c8aa4" officeooo:paragraph-rsid="000c8aa4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0c8a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опросы к экзамену по программированию</text:p>
      <text:p text:style-name="Text_20_body"/>
      <text:list xml:id="list630405124" text:style-name="L1">
        <text:list-item>
          <text:p text:style-name="P3"><text:span text:style-name="T1">Понятие алгоритма.</text:span></text:p>
        </text:list-item>
        <text:list-item>
          <text:p text:style-name="P4">Способы записи алгоритма.</text:p>
        </text:list-item>
        <text:list-item>
          <text:p text:style-name="P3">Структура программы на С(С++).</text:p>
        </text:list-item>
        <text:list-item>
          <text:p text:style-name="P2">Основные типы данных в С(С++).</text:p>
        </text:list-item>
        <text:list-item>
          <text:p text:style-name="P2">Операции и выражения в С(С++).</text:p>
        </text:list-item>
        <text:list-item>
          <text:p text:style-name="P2">Переменные и константы в С(С++).</text:p>
        </text:list-item>
        <text:list-item>
          <text:p text:style-name="P2">Особенности обработки целых чисел в С(С++).</text:p>
        </text:list-item>
        <text:list-item>
          <text:p text:style-name="P2">Особенности оператора присваивания.</text:p>
        </text:list-item>
        <text:list-item>
          <text:p text:style-name="P2">Логические операции и операции отношения.</text:p>
        </text:list-item>
        <text:list-item>
          <text:p text:style-name="P2">Функции ввода-вывода в С. Примеры программ.</text:p>
        </text:list-item>
        <text:list-item>
          <text:p text:style-name="P2">Конструкции ввода-вывода в С++. Примеры программ.</text:p>
        </text:list-item>
        <text:list-item>
          <text:p text:style-name="P2">Операторы организации разветляющихся вычислительных процессов. Примеры программ.</text:p>
        </text:list-item>
        <text:list-item>
          <text:p text:style-name="P2">Сравнительный анализ операторов цикла в С(С++). Примеры программ.</text:p>
        </text:list-item>
        <text:list-item>
          <text:p text:style-name="P2">Особенности оператора for в C(C++). Примеры программ.</text:p>
        </text:list-item>
        <text:list-item>
          <text:p text:style-name="P2">Особенности оператора while в C(C++). Примеры программ.</text:p>
        </text:list-item>
        <text:list-item>
          <text:p text:style-name="P2">Функции в С(С++). Примеры программ.</text:p>
        </text:list-item>
        <text:list-item>
          <text:p text:style-name="P2">Функции в С(С++). Механизм формальных и фактических параметров. Примеры программ.</text:p>
        </text:list-item>
        <text:list-item>
          <text:p text:style-name="P2">Функции в С(С++). Роль оператора return. Примеры программ.</text:p>
        </text:list-item>
        <text:list-item>
          <text:p text:style-name="P2">Функции в С(С++). Рекурсивные функции. Примеры программ.</text:p>
        </text:list-item>
        <text:list-item>
          <text:p text:style-name="P2">Функции в С(С++). Локальные и глобальные переменные. Примеры программ.</text:p>
        </text:list-item>
        <text:list-item>
          <text:p text:style-name="P3">Функции в С++. <text:span text:style-name="T1">Перегрузка функций</text:span>. Примеры программ.</text:p>
        </text:list-item>
        <text:list-item>
          <text:p text:style-name="P3">Функции в С++. <text:span text:style-name="T1">Шаблоны функций</text:span>. Примеры программ.</text:p>
        </text:list-item>
        <text:list-item>
          <text:p text:style-name="P1">Алгоритм поиска максимума на примере решения следующей задачи. Вводится последовательность целых чисел. Найти три наибольших числа последовательности.</text:p>
        </text:list-item>
        <text:list-item>
          <text:p text:style-name="P1">Алгоритм поиска минимума на примере решения следующей задачи. Вводится последовательность целых чисел. Найти минимальное простое число.</text:p>
        </text:list-item>
        <text:list-item>
          <text:p text:style-name="P1">Алгоритм поиска суммы на примере решения следующей задачи. Вводится последовательность целых чисел. Найти сумму простых чисел в представлении которых нет цифры 7.</text:p>
        </text:list-item>
        <text:list-item>
          <text:p text:style-name="P1">Алгоритм поиска произведения на примере решения следующей задачи. Вводится последовательность целых чисел. Найти произведение чисел-палиндромов.</text:p>
        </text:list-item>
        <text:list-item>
          <text:p text:style-name="P1">Использование функция в С(С++) на примере следующей задачи. Вводится последовательность целых чисел, найти две группы наибольшей длины, состоящие из простых чисел, причем цифры каждого числа образуют возрастающую последовательность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4:38:18.720979103</meta:creation-date>
    <dc:date>2022-12-13T17:35:26.089492646</dc:date>
    <meta:editing-duration>PT2H57M9S</meta:editing-duration>
    <meta:editing-cycles>1</meta:editing-cycles>
    <meta:document-statistic meta:table-count="0" meta:image-count="0" meta:object-count="0" meta:page-count="1" meta:paragraph-count="28" meta:word-count="262" meta:character-count="1963" meta:non-whitespace-character-count="1756"/>
    <meta:generator>LibreOffice/7.4.2.3$Linux_X86_64 LibreOffice_project/40$Build-3</meta:generator>
  </office:meta>
</office:document-meta>
</file>